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28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29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30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31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32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33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34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35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36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37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38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39" style:family="text">
      <style:text-properties fo:font-size="10.50pt" fo:font-weight="normal" fo:font-family="Consolas" style:font-family-asian="Consolas" style:font-family-complex="Consolas" fo:background-color="#ffffff" fo:color="#008000"/>
    </style:style>
    <style:style style:name="T40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41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42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bold" fo:font-family="Calibri" style:font-family-asian="Calibri" style:font-family-complex="Calibri" fo:background-color="#ffffff" style:use-window-font-color="true"/>
    </style:style>
    <style:style style:name="T47" style:family="text">
      <style:text-properties fo:font-size="16.00pt" fo:font-weight="bold" fo:font-family="Consolas" style:font-family-asian="Consolas" style:font-family-complex="Consolas" fo:background-color="#ffffff" fo:color="#000000"/>
    </style:style>
    <style:style style:name="T48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4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50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5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52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5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54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5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56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5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58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5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60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6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62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6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64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6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66" style:family="text">
      <style:text-properties fo:font-size="10.50pt" fo:font-weight="normal" fo:font-family="Consolas" style:font-family-asian="Consolas" style:font-family-complex="Consolas" fo:background-color="#ffffff" fo:color="#008000"/>
    </style:style>
    <style:style style:name="T6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68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6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7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7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76" style:family="text">
      <style:text-properties fo:font-size="10.50pt" fo:font-weight="normal" fo:font-family="Consolas" style:font-family-asian="Consolas" style:font-family-complex="Consolas" fo:background-color="#ffffff" fo:color="#008000"/>
    </style:style>
    <style:style style:name="T7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78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7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80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8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82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8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84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8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86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8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88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8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90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9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92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9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94" style:family="text">
      <style:text-properties fo:font-size="10.50pt" fo:font-weight="normal" fo:font-family="Consolas" style:font-family-asian="Consolas" style:font-family-complex="Consolas" fo:background-color="#ffffff" fo:color="#008000"/>
    </style:style>
    <style:style style:name="T9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96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9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98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9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00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0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02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0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04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0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06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10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08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10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10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1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12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1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14" style:family="text">
      <style:text-properties fo:font-size="10.50pt" fo:font-weight="normal" fo:font-family="Consolas" style:font-family-asian="Consolas" style:font-family-complex="Consolas" fo:background-color="#ffffff" fo:color="#008000"/>
    </style:style>
    <style:style style:name="T11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16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1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12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24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12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26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12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28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2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30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3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32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13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34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13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36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3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38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3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40" style:family="text">
      <style:text-properties fo:font-size="10.50pt" fo:font-weight="normal" fo:font-family="Consolas" style:font-family-asian="Consolas" style:font-family-complex="Consolas" fo:background-color="#ffffff" fo:color="#008000"/>
    </style:style>
    <style:style style:name="T14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42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4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4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14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50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15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52" style:family="text">
      <style:text-properties fo:font-size="10.50pt" fo:font-weight="normal" fo:font-family="Consolas" style:font-family-asian="Consolas" style:font-family-complex="Consolas" fo:background-color="#ffffff" fo:color="#0000ff"/>
    </style:style>
    <style:style style:name="T15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54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5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56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57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58" style:family="text">
      <style:text-properties fo:font-size="10.50pt" fo:font-weight="normal" fo:font-family="Consolas" style:font-family-asian="Consolas" style:font-family-complex="Consolas" fo:background-color="#ffffff" fo:color="#a31515"/>
    </style:style>
    <style:style style:name="T159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60" style:family="text">
      <style:text-properties fo:font-size="10.50pt" fo:font-weight="normal" fo:font-family="Consolas" style:font-family-asian="Consolas" style:font-family-complex="Consolas" fo:background-color="#ffffff" fo:color="#008000"/>
    </style:style>
    <style:style style:name="T16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62" style:family="text">
      <style:text-properties fo:font-size="10.50pt" fo:font-weight="normal" fo:font-family="Consolas" style:font-family-asian="Consolas" style:font-family-complex="Consolas" fo:background-color="#ffffff" fo:color="#098658"/>
    </style:style>
    <style:style style:name="T16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6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 fo:margin-left="-0.05pt" fo:text-indent="0.00pt" fo:margin-bottom="8.75pt"/>
    </style:style>
    <style:style style:name="P2" style:family="paragraph">
      <style:paragraph-properties fo:line-height="100.00%" fo:text-align="center" fo:margin-bottom="8.00pt"/>
    </style:style>
    <style:style style:name="P3" style:family="paragraph">
      <style:paragraph-properties fo:line-height="150.00%" fo:text-align="center" fo:margin-bottom="8.00pt"/>
    </style:style>
    <style:style style:name="P4" style:family="paragraph">
      <style:paragraph-properties fo:line-height="200.00%" fo:text-align="left"/>
    </style:style>
    <style:style style:name="P5" style:family="paragraph">
      <style:paragraph-properties fo:line-height="200.00%" fo:text-align="left" fo:margin-left="0.50pt" fo:text-indent="-0.50pt"/>
    </style: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00.00%" fo:text-align="center" fo:margin-bottom="8.00pt"/>
    </style:style>
    <style:style style:name="P8" style:family="paragraph">
      <style:paragraph-properties fo:line-height="100.00%" fo:text-align="left" fo:margin-bottom="8.00pt"/>
    </style:style>
    <text:list-style style:name="L9">
      <text:list-level-style-bullet text:level="1" text:bullet-char="•">
        <style:list-level-properties text:space-before="9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0.00%" fo:text-align="left" fo:margin-left="36.00pt" fo:text-indent="0.00pt" fo:margin-bottom="8.00pt"/>
    </style:style>
    <style:style style:name="P11" style:family="paragraph">
      <style:paragraph-properties fo:line-height="100.00%" fo:text-align="left" fo:margin-bottom="8.00pt"/>
    </style:style>
    <text:list-style style:name="L12">
      <text:list-level-style-bullet text:level="1" text:bullet-char="•">
        <style:list-level-properties text:space-before="9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bottom="8.00pt"/>
    </style:style>
    <style:style style:name="P14" style:family="paragraph">
      <style:paragraph-properties fo:line-height="100.00%" fo:text-align="center" fo:margin-bottom="8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bottom="8.00pt"/>
    </style:style>
    <style:style style:name="P16" style:family="paragraph">
      <style:paragraph-properties fo:line-height="100.00%" fo:text-align="left" fo:margin-bottom="8.00p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bottom="8.00pt"/>
    </style:style>
    <style:style style:name="P18" style:family="paragraph">
      <style:paragraph-properties fo:line-height="100.00%" fo:text-align="left" fo:margin-left="18.00pt" fo:text-indent="0.00pt" fo:margin-bottom="8.00pt"/>
    </style:style>
    <style:style style:name="P19" style:family="paragraph">
      <style:paragraph-properties fo:line-height="100.00%" fo:text-align="left" fo:margin-left="18.00pt" fo:text-indent="0.00pt" fo:margin-bottom="8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18.00pt" fo:text-indent="0.00pt" fo:margin-bottom="8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18.00pt" fo:text-indent="0.00pt" fo:margin-bottom="8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bottom="8.00pt"/>
    </style:style>
    <style:style style:name="P26" style:family="paragraph">
      <style:paragraph-properties fo:line-height="100.00%" fo:text-align="left" fo:margin-left="9.00pt" fo:text-indent="0.00pt" fo:margin-bottom="8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9.00pt" fo:text-indent="0.00pt" fo:margin-bottom="8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9.00pt" fo:text-indent="0.00pt" fo:margin-bottom="8.00pt"/>
    </style:style>
  </office:automatic-styles>
  <office:body>
    <office:text>
      <text:p text:style-name="P1"><draw:frame text:anchor-type="as-char" svg:width="157.73mm" svg:height="76.11mm" style:rel-width="scale" style:rel-height="scale"><draw:object-ole xlink:href="OleObj1"/><draw:image xlink:href="ObjectReplacements/OleObj1"/></draw:frame><text:span text:style-name="T2"><text:s/></text:span></text:p>
      <text:p text:style-name="P2"><text:span text:style-name="T3"/></text:p>
      <text:p text:style-name="P3"><text:span text:style-name="T4">Lab # 04</text:span></text:p>
      <text:p text:style-name="P4"><text:span text:style-name="T5">Student Name:<text:s text:c="3"/>Ruhma Ali</text:span></text:p>
      <text:p text:style-name="P5"><text:span text:style-name="T5">Roll Number:<text:s text:c="5"/>BIT-23F-015</text:span></text:p>
      <text:p text:style-name="P5"><text:span text:style-name="T5">Section:<text:s text:c="15"/>A</text:span></text:p>
      <text:p text:style-name="P5"><text:span text:style-name="T5">Subject:<text:s text:c="14"/>Artificial Intelligence </text:span></text:p>
      <text:p text:style-name="P5"><text:span text:style-name="T5">Department:<text:s text:c="6"/>BS Information Technology 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7">Objective: To get Familiar with Logical operators and Conditional Structure and Loops</text:span></text:p>
      <text:p text:style-name="P8"><text:span text:style-name="T8">The objective of this lab manual is to familiarize students with logical types and functions in Python.</text:span></text:p>
      <text:p text:style-name="P8"><text:span text:style-name="T9">1. Introduction to Logical Types</text:span><text:span text:style-name="T10">:</text:span></text:p>
      <text:p text:style-name="P8"><text:span text:style-name="T11">Logical types in Python represent truth values. The two logical types in Python are `True` and `False`, which are instances of the `bool` class</text:span><text:span text:style-name="T12">.</text:span></text:p>
      <text:list text:style-name="L9">
        <text:list-item>
          <text:p text:style-name="P9"><text:span text:style-name="T13">Boolean Operators</text:span><text:span text:style-name="T14">:</text:span></text:p>
        </text:list-item>
        <text:list-item>
          <text:p text:style-name="P10"><text:span text:style-name="T14">And: Returns true if both operands are true.</text:span></text:p>
        </text:list-item>
        <text:list-item>
          <text:p text:style-name="P10"><text:span text:style-name="T14">OR: Returns true if either operand is true.</text:span></text:p>
        </text:list-item>
        <text:list-item>
          <text:p text:style-name="P10"><text:span text:style-name="T14">Nott: Returns the opposite Boolean value of the operand.</text:span></text:p>
        </text:list-item>
      </text:list>
      <text:p text:style-name="P11"><text:span text:style-name="T15">Boolean Operations Example:</text:span></text:p>
      <text:p text:style-name="P11"><text:span text:style-name="T16">x = True</text:span></text:p>
      <text:p text:style-name="P11"><text:span text:style-name="T16">y = False</text:span></text:p>
      <text:p text:style-name="P11"><text:span text:style-name="T16"/></text:p>
      <text:p text:style-name="P11"><text:span text:style-name="T16">print(x and y)<text:s text:c="4"/># Output: False</text:span></text:p>
      <text:p text:style-name="P11"><text:span text:style-name="T16">print(x or y )<text:s text:c="6"/># Output: True</text:span></text:p>
      <text:p text:style-name="P11"><text:span text:style-name="T16">print(not x)<text:s text:c="7"/># Output: False</text:span></text:p>
      <text:list text:style-name="L12">
        <text:list-item>
          <text:p text:style-name="P12"><text:span text:style-name="T17">Conditional Statements:</text:span></text:p>
        </text:list-item>
      </text:list>
      <text:p text:style-name="P13"><text:span text:style-name="T18"><text:s/>if, ELIF, AND ELSE STATEMENTS:</text:span></text:p>
      <text:p text:style-name="P13"><text:span text:style-name="T19">Conditional statements allow us to execute different blocks of code based on certain conditions.</text:span></text:p>
      <text:p text:style-name="P13"><text:span text:style-name="T19">Conditional Statements Example:</text:span></text:p>
      <text:p text:style-name="P13"><text:span text:style-name="T20">age = 20</text:span></text:p>
      <text:p text:style-name="P13"><text:span text:style-name="T20">if age &lt; 18:</text:span></text:p>
      <text:p text:style-name="P13"><text:span text:style-name="T20"><text:s text:c="4"/>print("You are a minor.")</text:span></text:p>
      <text:p text:style-name="P13"><text:span text:style-name="T20">elif age &gt;= 18 and age &lt; 65:</text:span></text:p>
      <text:p text:style-name="P13"><text:span text:style-name="T20"><text:s text:c="4"/>print("You are an adult.")</text:span></text:p>
      <text:p text:style-name="P13"><text:span text:style-name="T20">else:</text:span></text:p>
      <text:p text:style-name="P13"><text:span text:style-name="T20"><text:s text:c="4"/>print("You are a senior citizen.")</text:span></text:p>
      <text:p text:style-name="P13"><text:span text:style-name="T21"/></text:p>
      <text:p text:style-name="P13"><text:span text:style-name="T21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>Assignments</text:span></text:p>
      <text:list text:style-name="L15">
        <text:list-item>
          <text:p text:style-name="P15"><text:span text:style-name="T23">Write a Python function to find the maximum of three numbers.</text:span></text:p>
        </text:list-item>
      </text:list>
      <text:p text:style-name="P16"><text:span text:style-name="T23">Make starred shapes using Loops<text:s/></text:span><text:span text:style-name="T24"/></text:p>
      <text:list text:style-name="L17">
        <text:list-item>
          <text:p text:style-name="P17"><text:span text:style-name="T25">Make starred shapes using Loops:</text:span></text:p>
        </text:list-item>
        <text:list-item>
          <text:p text:style-name="P18"><text:span text:style-name="T26">Right-Angled Triangle:</text:span></text:p>
        </text:list-item>
      </text:list>
      <text:p text:style-name="P19"><text:span text:style-name="T26">Code:</text:span></text:p>
      <text:p text:style-name="P20"><text:span text:style-name="T27">def</text:span><text:span text:style-name="T28"><text:s/>right_angled_triangle(n):</text:span></text:p>
      <text:p text:style-name="P20"><text:span text:style-name="T28">   <text:s/></text:span><text:span text:style-name="T29">for</text:span><text:span text:style-name="T30"><text:s/>i<text:s/></text:span><text:span text:style-name="T31">in</text:span><text:span text:style-name="T32"><text:s/>range(</text:span><text:span text:style-name="T33">1</text:span><text:span text:style-name="T34">, n +<text:s/></text:span><text:span text:style-name="T35">1</text:span><text:span text:style-name="T36">):</text:span></text:p>
      <text:p text:style-name="P20"><text:span text:style-name="T36">        print(</text:span><text:span text:style-name="T37">'*'</text:span><text:span text:style-name="T38"><text:s/>* i)</text:span></text:p>
      <text:p text:style-name="P20"><text:span text:style-name="T38"/></text:p>
      <text:p text:style-name="P20"><text:span text:style-name="T39"># Example usage</text:span><text:span text:style-name="T40"/></text:p>
      <text:p text:style-name="P20"><text:span text:style-name="T40">right_angled_triangle(</text:span><text:span text:style-name="T41">6</text:span><text:span text:style-name="T42">)</text:span></text:p>
      <text:p text:style-name="P20"><text:span text:style-name="T42"/></text:p>
      <text:p text:style-name="P21"><text:span text:style-name="T43">output:</text:span></text:p>
      <text:p text:style-name="P21"><draw:frame text:anchor-type="as-char" svg:width="152.84mm" svg:height="60.67mm" style:rel-width="scale" style:rel-height="scale"><draw:object-ole xlink:href="OleObj2"/><draw:image xlink:href="ObjectReplacements/OleObj2"/></draw:frame><text:span text:style-name="T45"/></text:p>
      <text:p text:style-name="P22"><text:span text:style-name="T46">2. Pyramid</text:span><text:span text:style-name="T47"/></text:p>
      <text:p text:style-name="P22"><text:span text:style-name="T48">def</text:span><text:span text:style-name="T49"><text:s/>pyramid(n):</text:span></text:p>
      <text:p text:style-name="P22"><text:span text:style-name="T49">   <text:s/></text:span><text:span text:style-name="T50">for</text:span><text:span text:style-name="T51"><text:s/>i<text:s/></text:span><text:span text:style-name="T52">in</text:span><text:span text:style-name="T53"><text:s/>range(</text:span><text:span text:style-name="T54">1</text:span><text:span text:style-name="T55">, n +<text:s/></text:span><text:span text:style-name="T56">1</text:span><text:span text:style-name="T57">):</text:span></text:p>
      <text:p text:style-name="P22"><text:span text:style-name="T57">        print(</text:span><text:span text:style-name="T58">' '</text:span><text:span text:style-name="T59"><text:s/>* (n - i) +<text:s/></text:span><text:span text:style-name="T60">'*'</text:span><text:span text:style-name="T61"><text:s/>* (</text:span><text:span text:style-name="T62">2</text:span><text:span text:style-name="T63"><text:s/>* i -<text:s/></text:span><text:span text:style-name="T64">1</text:span><text:span text:style-name="T65">))</text:span></text:p>
      <text:p text:style-name="P22"><text:span text:style-name="T65"/></text:p>
      <text:p text:style-name="P22"><text:span text:style-name="T66"># Example usage</text:span><text:span text:style-name="T67"/></text:p>
      <text:p text:style-name="P22"><text:span text:style-name="T67">pyramid(</text:span><text:span text:style-name="T68">5</text:span><text:span text:style-name="T69">)</text:span></text:p>
      <text:p text:style-name="P23"><text:span text:style-name="T70">output:</text:span></text:p>
      <text:p text:style-name="P23"><draw:frame text:anchor-type="as-char" svg:width="128.19mm" svg:height="59.10mm" style:rel-width="scale" style:rel-height="scale"><draw:object-ole xlink:href="OleObj3"/><draw:image xlink:href="ObjectReplacements/OleObj3"/></draw:frame><text:span text:style-name="T72"/></text:p>
      <text:p text:style-name="P23"><text:span text:style-name="T73">3. Diamond Shape</text:span></text:p>
      <text:p text:style-name="P24"><text:span text:style-name="T74">def</text:span><text:span text:style-name="T75"><text:s/>diamond(n):</text:span></text:p>
      <text:p text:style-name="P24"><text:span text:style-name="T75">   <text:s/></text:span><text:span text:style-name="T76"># Upper part</text:span><text:span text:style-name="T77"/></text:p>
      <text:p text:style-name="P24"><text:span text:style-name="T77">   <text:s/></text:span><text:span text:style-name="T78">for</text:span><text:span text:style-name="T79"><text:s/>i<text:s/></text:span><text:span text:style-name="T80">in</text:span><text:span text:style-name="T81"><text:s/>range(</text:span><text:span text:style-name="T82">1</text:span><text:span text:style-name="T83">, n +<text:s/></text:span><text:span text:style-name="T84">1</text:span><text:span text:style-name="T85">):</text:span></text:p>
      <text:p text:style-name="P24"><text:span text:style-name="T85">        print(</text:span><text:span text:style-name="T86">' '</text:span><text:span text:style-name="T87"><text:s/>* (n - i) +<text:s/></text:span><text:span text:style-name="T88">'*'</text:span><text:span text:style-name="T89"><text:s/>* (</text:span><text:span text:style-name="T90">2</text:span><text:span text:style-name="T91"><text:s/>* i -<text:s/></text:span><text:span text:style-name="T92">1</text:span><text:span text:style-name="T93">))</text:span></text:p>
      <text:p text:style-name="P24"><text:span text:style-name="T93">   <text:s/></text:span><text:span text:style-name="T94"># Lower part</text:span><text:span text:style-name="T95"/></text:p>
      <text:p text:style-name="P24"><text:span text:style-name="T95">   <text:s/></text:span><text:span text:style-name="T96">for</text:span><text:span text:style-name="T97"><text:s/>i<text:s/></text:span><text:span text:style-name="T98">in</text:span><text:span text:style-name="T99"><text:s/>range(n -<text:s/></text:span><text:span text:style-name="T100">1</text:span><text:span text:style-name="T101">,<text:s/></text:span><text:span text:style-name="T102">0</text:span><text:span text:style-name="T103">, -</text:span><text:span text:style-name="T104">1</text:span><text:span text:style-name="T105">):</text:span></text:p>
      <text:p text:style-name="P24"><text:span text:style-name="T105">        print(</text:span><text:span text:style-name="T106">' '</text:span><text:span text:style-name="T107"><text:s/>* (n - i) +<text:s/></text:span><text:span text:style-name="T108">'*'</text:span><text:span text:style-name="T109"><text:s/>* (</text:span><text:span text:style-name="T110">2</text:span><text:span text:style-name="T111"><text:s/>* i -<text:s/></text:span><text:span text:style-name="T112">1</text:span><text:span text:style-name="T113">))</text:span></text:p>
      <text:p text:style-name="P24"><text:span text:style-name="T113"/></text:p>
      <text:p text:style-name="P24"><text:span text:style-name="T114"># Example usage</text:span><text:span text:style-name="T115"/></text:p>
      <text:p text:style-name="P24"><text:span text:style-name="T115">diamond(</text:span><text:span text:style-name="T116">4</text:span><text:span text:style-name="T117">)</text:span></text:p>
      <text:p text:style-name="P25"><text:span text:style-name="T118"/></text:p>
      <text:p text:style-name="P25"><text:span text:style-name="T118">Output:</text:span></text:p>
      <text:p text:style-name="P25"><draw:frame text:anchor-type="as-char" svg:width="150.20mm" svg:height="58.42mm" style:rel-width="scale" style:rel-height="scale"><draw:object-ole xlink:href="OleObj4"/><draw:image xlink:href="ObjectReplacements/OleObj4"/></draw:frame><text:span text:style-name="T120"/></text:p>
      <text:p text:style-name="P25"><text:span text:style-name="T121"/></text:p>
      <text:p text:style-name="P25"><text:span text:style-name="T121"/></text:p>
      <text:p text:style-name="P25"><text:span text:style-name="T121"/></text:p>
      <text:p text:style-name="P26"><text:span text:style-name="T121">4.Inverted Pyramid:</text:span></text:p>
      <text:p text:style-name="P26"><text:span text:style-name="T121">Code:</text:span></text:p>
      <text:p text:style-name="P27"><text:span text:style-name="T122">def</text:span><text:span text:style-name="T123"><text:s/>inverted_pyramid(n):</text:span></text:p>
      <text:p text:style-name="P27"><text:span text:style-name="T123">   <text:s/></text:span><text:span text:style-name="T124">for</text:span><text:span text:style-name="T125"><text:s/>i<text:s/></text:span><text:span text:style-name="T126">in</text:span><text:span text:style-name="T127"><text:s/>range(n,<text:s/></text:span><text:span text:style-name="T128">0</text:span><text:span text:style-name="T129">, -</text:span><text:span text:style-name="T130">1</text:span><text:span text:style-name="T131">):</text:span></text:p>
      <text:p text:style-name="P27"><text:span text:style-name="T131">        print(</text:span><text:span text:style-name="T132">' '</text:span><text:span text:style-name="T133"><text:s/>* (n - i) +<text:s/></text:span><text:span text:style-name="T134">'*'</text:span><text:span text:style-name="T135"><text:s/>* (</text:span><text:span text:style-name="T136">2</text:span><text:span text:style-name="T137"><text:s/>* i -<text:s/></text:span><text:span text:style-name="T138">1</text:span><text:span text:style-name="T139">))</text:span></text:p>
      <text:p text:style-name="P27"><text:span text:style-name="T139"/></text:p>
      <text:p text:style-name="P27"><text:span text:style-name="T140"># Example usage</text:span><text:span text:style-name="T141"/></text:p>
      <text:p text:style-name="P27"><text:span text:style-name="T141">inverted_pyramid(</text:span><text:span text:style-name="T142">5</text:span><text:span text:style-name="T143">)</text:span></text:p>
      <text:p text:style-name="P28"><text:span text:style-name="T144"/></text:p>
      <text:p text:style-name="P28"><text:span text:style-name="T144">output:</text:span></text:p>
      <text:p text:style-name="P28"><draw:frame text:anchor-type="as-char" svg:width="152.84mm" svg:height="59.39mm" style:rel-width="scale" style:rel-height="scale"><draw:object-ole xlink:href="OleObj5"/><draw:image xlink:href="ObjectReplacements/OleObj5"/></draw:frame><text:span text:style-name="T146"/></text:p>
      <text:p text:style-name="P28"><text:span text:style-name="T147">5. Inverted Right-Angled Triangle:</text:span></text:p>
      <text:p text:style-name="P29"><text:span text:style-name="T148">def</text:span><text:span text:style-name="T149"><text:s/>inverted_right_angled_triangle(n):</text:span></text:p>
      <text:p text:style-name="P29"><text:span text:style-name="T149">   <text:s/></text:span><text:span text:style-name="T150">for</text:span><text:span text:style-name="T151"><text:s/>i<text:s/></text:span><text:span text:style-name="T152">in</text:span><text:span text:style-name="T153"><text:s/>range(n,<text:s/></text:span><text:span text:style-name="T154">0</text:span><text:span text:style-name="T155">, -</text:span><text:span text:style-name="T156">1</text:span><text:span text:style-name="T157">):</text:span></text:p>
      <text:p text:style-name="P29"><text:span text:style-name="T157">        print(</text:span><text:span text:style-name="T158">'*'</text:span><text:span text:style-name="T159"><text:s/>* i)</text:span></text:p>
      <text:p text:style-name="P29"><text:span text:style-name="T159"/></text:p>
      <text:p text:style-name="P29"><text:span text:style-name="T160"># Example usage</text:span><text:span text:style-name="T161"/></text:p>
      <text:p text:style-name="P29"><text:span text:style-name="T161">inverted_right_angled_triangle(</text:span><text:span text:style-name="T162">5</text:span><text:span text:style-name="T163">)</text:span></text:p>
      <text:p text:style-name="P30"><text:span text:style-name="T164">Output:</text:span></text:p>
      <text:p text:style-name="P30"><draw:frame text:anchor-type="as-char" svg:width="146.13mm" svg:height="56.73mm" style:rel-width="scale" style:rel-height="scale"><draw:object-ole xlink:href="OleObj6"/><draw:image xlink:href="ObjectReplacements/OleObj6"/></draw:frame><text:span text:style-name="T16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